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</office:automatic-styles>
  <office:body>
    <office:text>
      <text:h text:style-name="Title">Editor konfigurace SCADA</text:h>
      <text:p text:style-name="Date">2012-08-25 10:21:45 CEST</text:p>
      <text:h text:style-name="Heading_20_1" text:outline-level="1">Účel</text:h>
      <text:p text:style-name="First_20_paragraph">Editor slouží k editaci konfiguračních souborů pro systém SCADA. Nativním formátem je XML specifikace sestávající z konfiguračního souboru a samotného datového souboru. Pro zpětnou kompatibilitu editor podporuje otevření i starších datových souborů „src“. V obou případech (datové XML a „src“) je potřebný příslušný konfigurační XML soubor, který nelze pomocí editoru editovat. Tento konfigurační XML soubor slouží pro definici kategorií a typů jednotlivých položek v daném datovém souboru.</text:p>
      <text:h text:style-name="Heading_20_1" text:outline-level="1">Spuštění</text:h>
      <text:p text:style-name="First_20_paragraph">Ke správné funkčnosti je zapotřebí skript <text:span text:style-name="Teletype">src2xml.sh</text:span>, jež zpracovává vstupní (otevírané soubory) jak ve formátu XML, tak v „src“. Tento se buď musí nacházet v <text:span text:style-name="Teletype">$PATH</text:span>, v aktuálním adresáři (<text:span text:style-name="Teletype">man 1 pwd</text:span>), nebo lze předat editoru parametr <text:span text:style-name="Teletype">-p /cesta/k/src2xml.sh</text:span>.</text:p>
      <text:p text:style-name="Text_20_body">Editor uživatele neobtěžuje výstražnými dialogy ani méně významnými chybovými zprávami. Tyto jsou vypisovány na <text:span text:style-name="Teletype">stdout</text:span> a <text:span text:style-name="Teletype">stderr</text:span>. Je tedy možné tyto výpisy inkrementálně zálohovat např. takto:</text:p>
      <text:p text:style-name="P1">scada_editor &gt;&gt; "$HOME/muj_log" 2&gt;&amp;1</text:p>
      <text:p text:style-name="First_20_paragraph">V případě otevírání „src“ datového souboru se lze setkat s výpisem</text:p>
      <text:p text:style-name="P2">line 12: cfgview.xml constraint ` (0, 1)' found on one of previous lines</text:p>
      <text:p text:style-name="First_20_paragraph">nebo jemu podobným, který upozorňuje tvůrce konfiguračního XML souboru na typovou kontrolu vyskytující se datovém souboru v „src“.</text:p>
      <text:p text:style-name="Text_20_body"><text:span text:style-name="T1">Pozn</text:span><text:span text:style-name="T2">.</text:span><text:span text:style-name="T3"> </text:span><text:span text:style-name="T4">„</text:span> <text:span text:style-name="Teletype">on one of previous lines</text:span> <text:span text:style-name="T5">“</text:span><text:span text:style-name="T6"> </text:span><text:span text:style-name="T7">se</text:span><text:span text:style-name="T8"> </text:span><text:span text:style-name="T9">týká</text:span><text:span text:style-name="T10"> </text:span><text:span text:style-name="T11">pouze</text:span><text:span text:style-name="T12"> </text:span><text:span text:style-name="T13">řádků</text:span><text:span text:style-name="T14"> </text:span><text:span text:style-name="T15">bezprostředně</text:span><text:span text:style-name="T16"> </text:span><text:span text:style-name="T17">před</text:span><text:span text:style-name="T18"> </text:span><text:span text:style-name="T19">číslem</text:span><text:span text:style-name="T20"> </text:span><text:span text:style-name="T21">řádku</text:span><text:span text:style-name="T22"> </text:span><text:span text:style-name="T23">uvedeným</text:span><text:span text:style-name="T24"> </text:span><text:span text:style-name="T25">za</text:span><text:span text:style-name="T26"> </text:span><text:span text:style-name="T27">„</text:span> <text:span text:style-name="Teletype">line</text:span> <text:span text:style-name="T28">“</text:span><text:span text:style-name="T29">,</text:span><text:span text:style-name="T30"> </text:span><text:span text:style-name="T31">začínajících</text:span><text:span text:style-name="T32"> </text:span><text:span text:style-name="T33">znakem</text:span> <text:span text:style-name="Teletype">#</text:span> <text:span text:style-name="T34">.</text:span></text:p>
      <text:h text:style-name="Heading_20_1" text:outline-level="1">Uživatelské rozhraní</text:h>
      <text:p text:style-name="First_20_paragraph">Editor umožňuje editaci pouze jednoho souboru. Hierarchie položek se zobrazuje v levém sloupci (stromový pohled) a samotné datové položky v tabulce napravo. Ovládání je zajištěno pomocí menu <text:span text:style-name="Teletype">File</text:span> a nástrojové lišty, jejíž tlačítka mají detailnější popisek v <text:span text:style-name="T35">tooltipu</text:span>.</text:p>
      <text:h text:style-name="Heading_20_2" text:outline-level="2">Menu <text:span text:style-name="Teletype">File</text:span></text:h>
      <text:p text:style-name="First_20_paragraph"><text:span text:style-name="Teletype">New file</text:span> slouží k vytvoření nového konfiguračního souboru. Po zvolení se objeví dialog pro výběr <text:a xlink:type="simple" xlink:href="#účel" office:name=""><text:span text:style-name="Definition">konfiguračního XML souboru</text:span></text:a>.</text:p>
      <text:p text:style-name="Text_20_body"><text:span text:style-name="Teletype">Open</text:span> otevře již existující XML nebo „src“ datový soubor. Po zvolení se tedy objeví nejprve dialog pro výběr <text:a xlink:type="simple" xlink:href="#účel" office:name=""><text:span text:style-name="Definition">konfiguračního XML souboru</text:span></text:a>, následovaný dalším dialogem pro výběr samotného datového souboru (ať již „src“ nebo XML).</text:p>
      <text:p text:style-name="Text_20_body"><text:span text:style-name="Teletype">Save</text:span> uloží právě editovaný datový soubor do formátu XML. Pokud není známo kam soubor uložit, zobrazí se dialog pro výběr názvu a umístění datového XML souboru.</text:p>
      <text:p text:style-name="Text_20_body"><text:span text:style-name="Teletype">Save as</text:span> uloží právě editovaný datový soubor do formátu XML, přičemž vynutí zobrazení dialogu pro výběr názvu a umístění.</text:p>
      <text:p text:style-name="Text_20_body"><text:span text:style-name="Teletype">Export to src</text:span> exportuje právě editovaný datový soubor do staršího formátu „src“. Po zvolení se vždy zobrazí dialog pro výběr názvu a umístění datového souboru „src“.</text:p>
      <text:p text:style-name="Text_20_body"><text:span text:style-name="Teletype">Quit</text:span> okamžitě ukončí editor (nezobrazí žádný dialog typu „Opravdu chcete ukončit práci? Máte rozpracovaná, neuložená data.“).</text:p>
      <text:h text:style-name="Heading_20_2" text:outline-level="2">Nástrojová lišta s tlačítky</text:h>
      <text:h text:style-name="Heading_20_3" text:outline-level="3">Práce se stromem</text:h>
      <text:p text:style-name="First_20_paragraph"><text:span text:style-name="Teletype">Rename selected tree item</text:span> zobrazí dialog pro přejmenování označené položky, pokud tuto lze přejmenovat (viz. <text:a xlink:type="simple" xlink:href="#účel" office:name=""><text:span text:style-name="Definition">konfigurační XML soubor</text:span></text:a>). Povolená jsou pouze číselná id.</text:p>
      <text:p text:style-name="Text_20_body"><text:span text:style-name="Teletype">Add before selelected tree item</text:span> přidá novou položku včetně minimální cesty k tabulce před označenou položku, pokud je toto povoleno v <text:a xlink:type="simple" xlink:href="#účel" office:name=""><text:span text:style-name="Definition">konfiguračním XML souboru</text:span></text:a>.</text:p>
      <text:p text:style-name="Text_20_body"><text:span text:style-name="Teletype">Add after selected tree item</text:span> přidá novou položku včetně minimální cesty k tabulce za označenou položku, pokud je toto povoleno v <text:a xlink:type="simple" xlink:href="#účel" office:name=""><text:span text:style-name="Definition">konfiguračním XML souboru</text:span></text:a>.</text:p>
      <text:p text:style-name="Text_20_body"><text:span text:style-name="Teletype">Remove selected tree item</text:span> odebere označenou položku včetně všech podpoložek a tabulek. Pokud je odebírána poslední položka z hlavní kategorie, je ponechána minimální cesta k jedné vyprázdněné tabulce.</text:p>
      <text:h text:style-name="Heading_20_3" text:outline-level="3">Práce s obsahem buňek tabulky</text:h>
      <text:p text:style-name="First_20_paragraph"><text:span text:style-name="Teletype">Cut</text:span> vyjme označený text a vloží ho do schránky.</text:p>
      <text:p text:style-name="Text_20_body"><text:span text:style-name="Teletype">Copy</text:span> zkopíruje označený do schránky.</text:p>
      <text:p text:style-name="Text_20_body"><text:span text:style-name="Teletype">Paste</text:span> vloží obsah schránky na místo, kde se nachází kurzor.</text:p>
      <text:h text:style-name="Heading_20_3" text:outline-level="3">Práce s tabulkou</text:h>
      <text:p text:style-name="First_20_paragraph"><text:span text:style-name="Teletype">Add row before</text:span> přidá nový řádek do tabulky před řádek s buňkou, která má fokus. Pokud žádná buňka fokus nemá, je nový řádek přidán úplně na začátek tabulky.</text:p>
      <text:p text:style-name="Text_20_body"><text:span text:style-name="Teletype">Add row after</text:span> přidá nový řádek do tabulky za řádek s buňkou, která má fokus. Pokud žádná buňka fokus nemá, je nový řádek přidán úplně na konec tabulky.</text:p>
      <text:p text:style-name="Text_20_body"><text:span text:style-name="Teletype">Remove row</text:span> odstraní řádek s buňkou, která má fokus. Pokud žádná buňka fokus nemá, je odstraněn poslední řádek z konce tabulky.</text:p>
      <text:h text:style-name="Heading_20_2" text:outline-level="2">Stromový pohled s tabulkou</text:h>
      <text:p text:style-name="First_20_paragraph">Ve stromovém pohledu vlevo jsou hlavní kategorie (definované v <text:a xlink:type="simple" xlink:href="#účel" office:name=""><text:span text:style-name="Definition">konfiguračním XML souboru</text:span></text:a>) spolu s podkategoriemi. Hlavní kategorie nelze přejmenovávat (názvy jsou pevně dané v <text:a xlink:type="simple" xlink:href="#účel" office:name=""><text:span text:style-name="Definition">konfiguračním XML souboru</text:span></text:a>). Po zvolení položky, která neobsahuje již žádné další potomky, je v pravé části editoru zobrazena tabulka s hodnotami jednotlivých konfiguračních voleb. Pro zjištění kompletního názvu konfigurační volby lze využít <text:span text:style-name="T36">tooltip</text:span> nadpisu sloupce v tabulce. Obsah buněk v tabulce lze přímo editov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